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officeooo:rsid="00007219" officeooo:paragraph-rsid="00007219" style:font-size-asian="20pt" style:font-size-complex="20pt"/>
    </style:style>
    <style:style style:name="P2" style:family="paragraph" style:parent-style-name="Standard">
      <style:paragraph-properties fo:text-align="center" style:justify-single-word="false"/>
      <style:text-properties style:font-name="Arial" fo:font-size="15pt" officeooo:rsid="00007219" officeooo:paragraph-rsid="00007219" style:font-size-asian="15pt" style:font-size-complex="15pt"/>
    </style:style>
    <style:style style:name="P3" style:family="paragraph" style:parent-style-name="Standard">
      <style:paragraph-properties fo:text-align="center" style:justify-single-word="false"/>
      <style:text-properties style:font-name="Arial" fo:font-size="10pt" officeooo:rsid="00007219" officeooo:paragraph-rsid="00007219" style:font-size-asian="8.75pt" style:font-size-complex="10pt"/>
    </style:style>
    <style:style style:name="P4" style:family="paragraph" style:parent-style-name="Standard">
      <style:paragraph-properties fo:text-align="start" style:justify-single-word="false"/>
      <style:text-properties style:font-name="Arial" fo:font-size="12pt" officeooo:rsid="00007219" officeooo:paragraph-rsid="00007219" style:font-size-asian="10.5pt" style:font-size-complex="12pt"/>
    </style:style>
    <style:style style:name="P5" style:family="paragraph" style:parent-style-name="Standard">
      <style:paragraph-properties fo:text-align="start" style:justify-single-word="false"/>
      <style:text-properties style:font-name="Arial" fo:font-size="12pt" officeooo:rsid="00007219" officeooo:paragraph-rsid="0008cc24" style:font-size-asian="10.5pt" style:font-size-complex="12pt"/>
    </style:style>
    <style:style style:name="P6" style:family="paragraph" style:parent-style-name="Standard">
      <style:paragraph-properties fo:text-align="start" style:justify-single-word="false"/>
      <style:text-properties style:font-name="Arial" fo:font-size="12pt" fo:font-weight="bold" officeooo:rsid="00007219" officeooo:paragraph-rsid="00007219" style:font-size-asian="10.5pt" style:font-weight-asian="bold" style:font-size-complex="12pt" style:font-weight-complex="bold"/>
    </style:style>
    <style:style style:name="P7" style:family="paragraph" style:parent-style-name="Standard">
      <style:paragraph-properties fo:text-align="start" style:justify-single-word="false" fo:break-before="page"/>
      <style:text-properties style:font-name="Arial" fo:font-size="12pt" fo:font-weight="bold" officeooo:rsid="00007219" officeooo:paragraph-rsid="00007219"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08cc24" officeooo:paragraph-rsid="00007219"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style="normal" fo:font-weight="bold" officeooo:rsid="00007219" officeooo:paragraph-rsid="00007219"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rial" fo:font-size="12pt" fo:font-style="normal" fo:font-weight="normal" officeooo:rsid="00007219" officeooo:paragraph-rsid="0000721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font-style="normal" fo:font-weight="normal" officeooo:rsid="000418f4" officeooo:paragraph-rsid="00007219"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font-style="italic" fo:font-weight="normal" officeooo:rsid="00007219" officeooo:paragraph-rsid="00007219"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Arial" fo:font-size="12pt" fo:font-style="italic" fo:font-weight="normal" officeooo:rsid="000307ae" officeooo:paragraph-rsid="000307ae"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Arial" fo:font-size="12pt" fo:font-style="italic" fo:font-weight="normal" officeooo:rsid="000249c8" officeooo:paragraph-rsid="00007219"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style:font-name="Arial" fo:font-size="12pt" fo:font-style="italic" fo:font-weight="normal" officeooo:rsid="000418f4" officeooo:paragraph-rsid="00007219"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Arial" fo:font-size="12pt" fo:font-style="italic" fo:font-weight="normal" officeooo:rsid="0004393c" officeooo:paragraph-rsid="00007219"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style:font-name="Arial" fo:font-size="12pt" fo:font-style="italic" fo:font-weight="normal" officeooo:rsid="0008cc24" officeooo:paragraph-rsid="00007219"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style:font-name="Arial" fo:font-size="12pt" fo:font-style="italic" fo:font-weight="normal" officeooo:rsid="0008cc24" officeooo:paragraph-rsid="0008cc24"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Arial" fo:font-size="12pt" fo:font-style="italic" style:text-underline-style="none" officeooo:rsid="00007219" officeooo:paragraph-rsid="00007219" style:font-size-asian="10.5pt" style:font-style-asian="italic" style:font-size-complex="12pt" style:font-style-complex="italic"/>
    </style:style>
    <style:style style:name="P20" style:family="paragraph" style:parent-style-name="Standard">
      <style:paragraph-properties fo:text-align="start" style:justify-single-word="false"/>
      <style:text-properties style:font-name="Arial" fo:font-size="12pt" fo:font-style="italic" style:text-underline-style="none" fo:font-weight="normal" officeooo:rsid="0004393c" officeooo:paragraph-rsid="00007219"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font-name="Arial" fo:font-size="12pt" fo:font-weight="normal" officeooo:rsid="00007219" officeooo:paragraph-rsid="0000721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04393c" officeooo:paragraph-rsid="0000721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08cc24" officeooo:paragraph-rsid="0000721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08cc24" officeooo:paragraph-rsid="0008cc24" style:font-size-asian="10.5pt" style:font-weight-asian="normal" style:font-size-complex="12pt" style:font-weight-complex="normal"/>
    </style:style>
    <style:style style:name="P25" style:family="paragraph" style:parent-style-name="Standard">
      <style:text-properties style:font-name="Arial" fo:font-style="italic" style:font-style-asian="italic" style:font-style-complex="italic"/>
    </style:style>
    <style:style style:name="P26" style:family="paragraph" style:parent-style-name="Standard">
      <style:paragraph-properties fo:text-align="center" style:justify-single-word="false">
        <style:tab-stops/>
      </style:paragraph-properties>
      <style:text-properties style:font-name="Arial" fo:font-size="40pt" officeooo:rsid="00007219" officeooo:paragraph-rsid="00007219" style:font-size-asian="40pt" style:font-size-complex="40pt"/>
    </style:style>
    <style:style style:name="T1" style:family="text">
      <style:text-properties fo:font-weight="bold" style:font-weight-asian="bold" style:font-weight-complex="bold"/>
    </style:style>
    <style:style style:name="T2" style:family="text">
      <style:text-properties fo:font-weight="bold" officeooo:rsid="000249c8" style:font-weight-asian="bold" style:font-weight-complex="bold"/>
    </style:style>
    <style:style style:name="T3" style:family="text">
      <style:text-properties fo:font-weight="bold" officeooo:rsid="000418f4" style:font-weight-asian="bold" style:font-weight-complex="bold"/>
    </style:style>
    <style:style style:name="T4" style:family="text">
      <style:text-properties fo:font-weight="bold" officeooo:rsid="0004393c" style:font-weight-asian="bold" style:font-weight-complex="bold"/>
    </style:style>
    <style:style style:name="T5" style:family="text">
      <style:text-properties fo:font-weight="bold" officeooo:rsid="0006346d" style:font-weight-asian="bold" style:font-weight-complex="bold"/>
    </style:style>
    <style:style style:name="T6" style:family="text">
      <style:text-properties fo:font-weight="bold" officeooo:rsid="0008cc24" style:font-weight-asian="bold" style:font-weight-complex="bold"/>
    </style:style>
    <style:style style:name="T7" style:family="text">
      <style:text-properties fo:font-weight="bold" officeooo:rsid="0008cc24" style:font-weight-asian="bold" style:font-weight-complex="bold" loext:padding="0.049cm" loext:border="0.06pt solid #d9d9e3"/>
    </style:style>
    <style:style style:name="T8" style:family="text">
      <style:text-properties style:text-underline-style="none"/>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0249c8" style:font-style-asian="italic" style:font-weight-asian="normal" style:font-style-complex="italic" style:font-weight-complex="normal"/>
    </style:style>
    <style:style style:name="T12" style:family="text">
      <style:text-properties fo:font-style="italic" fo:font-weight="normal" officeooo:rsid="000418f4" style:font-style-asian="italic" style:font-weight-asian="normal" style:font-style-complex="italic" style:font-weight-complex="normal"/>
    </style:style>
    <style:style style:name="T13" style:family="text">
      <style:text-properties fo:font-style="italic" fo:font-weight="normal" officeooo:rsid="0004393c" style:font-style-asian="italic" style:font-weight-asian="normal" style:font-style-complex="italic" style:font-weight-complex="normal"/>
    </style:style>
    <style:style style:name="T14" style:family="text">
      <style:text-properties fo:font-style="italic" fo:font-weight="normal" officeooo:rsid="0008cc24" style:font-style-asian="italic" style:font-weight-asian="normal" style:font-style-complex="italic" style:font-weight-complex="normal"/>
    </style:style>
    <style:style style:name="T15" style:family="text">
      <style:text-properties fo:font-style="italic" fo:font-weight="normal" style:font-size-asian="12pt" style:font-style-asian="italic" style:font-weight-asian="normal" style:font-style-complex="italic"/>
    </style:style>
    <style:style style:name="T16" style:family="text">
      <style:text-properties fo:font-style="italic" fo:font-weight="normal" officeooo:rsid="0008cc24" style:font-size-asian="12pt" style:font-style-asian="italic" style:font-weight-asian="normal" style:font-style-complex="italic"/>
    </style:style>
    <style:style style:name="T17" style:family="text">
      <style:text-properties fo:font-style="italic" style:font-style-asian="italic" style:font-style-complex="italic"/>
    </style:style>
    <style:style style:name="T18" style:family="text">
      <style:text-properties fo:font-weight="normal" officeooo:rsid="0004393c" style:font-weight-asian="normal" style:font-weight-complex="normal"/>
    </style:style>
    <style:style style:name="T19" style:family="text">
      <style:text-properties fo:font-weight="normal" officeooo:rsid="0008cc24" style:font-weight-asian="normal" style:font-weight-complex="normal"/>
    </style:style>
    <style:style style:name="T20" style:family="text">
      <style:text-properties officeooo:rsid="000249c8"/>
    </style:style>
    <style:style style:name="T21" style:family="text">
      <style:text-properties officeooo:rsid="000418f4"/>
    </style:style>
    <style:style style:name="T22" style:family="text">
      <style:text-properties officeooo:rsid="0004393c"/>
    </style:style>
    <style:style style:name="T23" style:family="text">
      <style:text-properties officeooo:rsid="0005970c"/>
    </style:style>
    <style:style style:name="T24" style:family="text">
      <style:text-properties fo:font-style="normal" fo:font-weight="bold" officeooo:rsid="0005970c" style:font-style-asian="normal" style:font-weight-asian="bold" style:font-style-complex="normal" style:font-weight-complex="bold"/>
    </style:style>
    <style:style style:name="T25" style:family="text">
      <style:text-properties fo:font-style="normal" fo:font-weight="bold" officeooo:rsid="0008cc24" style:font-size-asian="12pt" style:font-style-asian="normal" style:font-weight-asian="bold" style:font-weight-complex="bold"/>
    </style:style>
    <style:style style:name="T26" style:family="text">
      <style:text-properties fo:font-style="normal" fo:font-weight="normal" officeooo:rsid="0008cc24" style:font-size-asian="12pt" style:font-style-asian="normal" style:font-weight-asian="normal"/>
    </style:style>
    <style:style style:name="T27" style:family="text">
      <style:text-properties officeooo:rsid="0006346d"/>
    </style:style>
    <style:style style:name="T28" style:family="text">
      <style:text-properties officeooo:rsid="0008cc24"/>
    </style:style>
    <style:style style:name="T29" style:family="text">
      <style:text-properties style:font-name="Liberation Serif" fo:font-style="normal" fo:font-weight="normal" officeooo:rsid="0008cc24" style:font-size-asian="12pt" style:font-style-asian="normal" style:font-weight-asian="normal"/>
    </style:style>
    <style:style style:name="T30" style:family="text">
      <style:text-properties style:font-name="Arial" fo:font-weight="bold" officeooo:rsid="0008cc24" style:font-weight-asian="bold" style:font-weight-complex="bold" loext:padding="0.049cm" loext:border="0.06pt solid #d9d9e3"/>
    </style:style>
    <style:style style:name="T31" style:family="text">
      <style:text-properties fo:font-size="12pt" fo:font-weight="normal" style:font-size-asian="12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L’Enfant</text:p>
      <text:p text:style-name="P1">Cahier des Charges</text:p>
      <text:p text:style-name="P3"/>
      <text:p text:style-name="P2">Chapitre 1 : L’Arrivée</text:p>
      <text:p text:style-name="P2"/>
      <text:p text:style-name="P6">Scène 1 : La Route Vers l'Inconnu :</text:p>
      <text:p text:style-name="P4"><text:span text:style-name="T1"><text:tab/>Résumé : </text:span><text:span text:style-name="T9">Sarah conduit sa voiture le long d'une route sinueuse qui traverse une dense forêt. Le ciel est sombre, et la pluie commence à tomber, créant une atmosphère lugubre.</text:span></text:p>
      <text:p text:style-name="P19"/>
      <text:p text:style-name="P9"><text:span text:style-name="T8"><text:tab/>Description : <text:s/></text:span><text:span text:style-name="T10">La pluie tombe en fines gouttes sur le pare-brise de la voiture de Sarah, créant un doux bruit de crépitement. Les essuie-glaces balayent l'eau avec un rythme régulier, tandis que les phares percent l'obscurité naissante de la forêt. La route serpentante serpente entre les arbres, révélant occasionnellement des aperçus fugaces de la forêt sombre.</text:span></text:p>
      <text:p text:style-name="P10"/>
      <text:p text:style-name="P10"><text:span text:style-name="T1">Sarah (dans un murmure enthousiaste) :</text:span> Enfin, j'arrive au village... (Le son de sa voix est empreint d'anticipation.) J'espère vraiment trouver une histoire intrigante ici pour mon prochain livre.</text:p>
      <text:p text:style-name="P10"/>
      <text:p text:style-name="P12">Le clignotant de la voiture claque, accompagné du doux son de l'eau qui s'égoutte des feuilles des arbres sur le toit. Le sentier étroit et sinueux semble sans fin, et Sarah se perd dans ses pensées pendant un moment.</text:p>
      <text:p text:style-name="P10"/>
      <text:p text:style-name="P10"><text:span text:style-name="T1">Sarah (pensant à voix haute) :</text:span> (Elle soupire.) Ces endroits reculés ont toujours les meilleures histoires, n'est-ce pas ?</text:p>
      <text:p text:style-name="P10"/>
      <text:p text:style-name="P12">Les pneus de la voiture crissent légèrement lorsque Sarah tourne brusquement dans un virage. Le brouillard commence à s'épaissir, enveloppant la voiture d'une ambiance mystérieuse.</text:p>
      <text:p text:style-name="P10"/>
      <text:p text:style-name="P12">La forêt devient de plus en plus sombre, et les arbres semblent se rapprocher de la route. Les ombres dansantes sur le sol ajoutent à l'atmosphère mystique de la scène.</text:p>
      <text:p text:style-name="P10"/>
      <text:p text:style-name="P10"><text:span text:style-name="T1">Sarah (pensant) :</text:span> (Sa voix tremble légèrement.) C'est étrange... j'ai l'impression que la forêt me regarde.</text:p>
      <text:p text:style-name="P10"/>
      <text:p text:style-name="P12">Le son du moteur de la voiture résonne de manière inquiétante dans le silence qui règne, interrompu seulement par le doux murmure de la pluie sur le toit. Sarah commence à ressentir un mélange d'excitation et d'appréhension à mesure qu'elle s'approche du village inconnu.</text:p>
      <text:p text:style-name="P10"/>
      <text:p text:style-name="P10"><text:span text:style-name="T1">Sarah (sentant l'anticipation) :</text:span> (Elle serre légèrement le volant.) Qu'est-ce que je vais découvrir ici ? Quels mystères se cachent derrière ces arbres ?</text:p>
      <text:p text:style-name="P10"/>
      <text:p text:style-name="P12">La route se poursuit, disparaissant dans l'obscurité de la forêt dense, alors que Sarah s'enfonce davantage dans l'inconnu.</text:p>
      <text:p text:style-name="P4"/>
      <text:p text:style-name="P6"/>
      <text:p text:style-name="P7">Scène 2 : Le Village Apparaît</text:p>
      <text:p text:style-name="P4"><text:span text:style-name="T1"><text:tab/>Résumé :</text:span> Au bout de la route, le village émerge, caché dans un vallon entouré d'arbres centenaires. La pluie cesse brusquement, créant un contraste saisissant avec le temps sombre de la forêt.</text:p>
      <text:p text:style-name="P4"><text:tab/></text:p>
      <text:p text:style-name="P4"><text:tab/><text:span text:style-name="T1">Description : </text:span><text:span text:style-name="T10">La pluie tombe en fines gouttelettes, créant un doux bruit de frémissement sur les feuilles des arbres. Sarah tourne à l'angle de la route et voit enfin le village émergeant de la forêt. Les bâtiments de bois sombre se dressent au fond du vallon, entourés d'arbres centenaires. L'air est imprégné d'une atmosphère mystérieuse et calme.</text:span></text:p>
      <text:p text:style-name="P12"/>
      <text:p text:style-name="P12">La voiture de Sarah roule doucement sur les pavés inégaux de la rue principale. Les quelques villageois qui vaquent à leurs occupations jettent des regards curieux à la nouvelle venue. Le son des sabots d'un cheval claque sur la chaussée alors qu'une charrette traverse la rue. Un corbeau perché sur un réverbère lance un cri rauque, ajoutant une touche d'étrangeté à l'ambiance.</text:p>
      <text:p text:style-name="P12"/>
      <text:p text:style-name="P10"><text:span text:style-name="T1">Sarah (en chuchotant, à elle-même) :</text:span> (émerveillée) "C'est... magnifique."</text:p>
      <text:p text:style-name="P10"/>
      <text:p text:style-name="P13">Sarah s’arrêta, elle prend son carnet et son crayon dans son sac, elle ouvre son journal à une page vierge et elle commença à écrire l’histoire de son prochain récit. Elle commence par d’écrire comment elle est arriver au village, c’est ressentie sur l’environnement et ce quelle voit. Après plusieurs minute d’écriture elle posa son carnet sur le siège à côté d’elle et continua à rouler.</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Scène 3 : La Rencontre avec les Villageois</text:p>
      <text:p text:style-name="P4"><text:span text:style-name="T2"><text:tab/>Résumé :</text:span><text:span text:style-name="T20"> </text:span>Sarah gare sa voiture et se dirige vers le centre du village, où elle est accueillie par des villageois curieux. Ils lui souhaitent la bienvenue, mais leur attitude est réservée.</text:p>
      <text:p text:style-name="P4"/>
      <text:p text:style-name="P4"><text:tab/><text:span text:style-name="T2">Description : </text:span><text:span text:style-name="T11">Le ciel est couvert, et une pluie fine commence à tomber alors que Sarah arrive au cœur du village. Les maisons en bois s'alignent de part et d'autre de la rue pavée. Des villageois, aux visages à la fois curieux et méfiants, s'arrêtent dans leurs activités pour observer cette étrangère.</text:span></text:p>
      <text:p text:style-name="P12"/>
      <text:p text:style-name="P14">Sarah sort de sa voiture et s'approche d'un groupe de villageois qui se sont rassemblés autour d'un petit marché. Un homme âgé, vêtu d'une vieille veste en cuir, s'approche d'elle.</text:p>
      <text:p text:style-name="P12"/>
      <text:p text:style-name="P10"><text:span text:style-name="T2">Villageois 1 (méfiant) :</text:span><text:span text:style-name="T20"> (regardant Sarah de haut en bas) Bienvenue, étrangère. Vous venez de loin ?</text:span></text:p>
      <text:p text:style-name="P10"/>
      <text:p text:style-name="P10"><text:span text:style-name="T2">Sarah (aimablement) :</text:span><text:span text:style-name="T20"> Oui, je suis une écrivaine à la recherche d'histoires intéressantes. Comment ça va par ici ? (son visage s'illumine d'un sourire chaleureux)</text:span></text:p>
      <text:p text:style-name="P12"/>
      <text:p text:style-name="P14">Les autres villageois continuent de jeter des regards furtifs à Sarah, leurs voix chuchotantes et leurs expressions empreintes de méfiance.</text:p>
      <text:p text:style-name="P12"/>
      <text:p text:style-name="P10"><text:span text:style-name="T2">Villageois 2 (avec méfiance) :</text:span><text:span text:style-name="T20"> Vous êtes une étrangère, hein ? On n'a pas vu beaucoup d'étrangers ici.</text:span></text:p>
      <text:p text:style-name="P10"/>
      <text:p text:style-name="P10"><text:span text:style-name="T2">Sarah (tentant de briser la glace) :</text:span><text:span text:style-name="T20"> (douce) Oui, je viens de loin. J'espère que je ne dérange pas.</text:span></text:p>
      <text:p text:style-name="P12"/>
      <text:p text:style-name="P14">Le silence retombe, et les villageois semblent hésiter à partager plus d'informations. Un enfant joue à quelques mètres, lançant des cailloux dans une flaque d'eau avec des éclats de rire.</text:p>
      <text:p text:style-name="P12"/>
      <text:p text:style-name="P10"><text:span text:style-name="T2">Villageois 3 (gardant leurs distances) :</text:span><text:span text:style-name="T20"> (avec une pointe d'inquiétude) Vous feriez bien de ne pas trop vous intéresser à l'histoire de l'enfant, étrangère.</text:span></text:p>
      <text:p text:style-name="P10"/>
      <text:p text:style-name="P10"><text:span text:style-name="T2">Sarah (intriguée, ignorant les avertissements) :</text:span><text:span text:style-name="T20"> L'enfant ? Qu'est-ce que c'est ? (son ton devient plus insistant)</text:span></text:p>
      <text:p text:style-name="P12"/>
      <text:p text:style-name="P14">Le vent se lève, faisant bruire les feuilles des arbres, et un corbeau s'envole brusquement en croassant, créant une ambiance tendue.</text:p>
      <text:p text:style-name="P12"/>
      <text:p text:style-name="P10"><text:span text:style-name="T2">Villageois 1 (cherchant à détourner la conversation) :</text:span><text:span text:style-name="T20"> Oh, ne vous en faites pas pour ça. C'est juste une vieille légende.</text:span></text:p>
      <text:p text:style-name="P12"/>
      <text:p text:style-name="P14">Les villageois détournent le regard et retournent à leurs activités, laissant Sarah avec un sentiment d'inquiétude. Elle décide de poursuivre son exploration du village, résolue à en savoir plus sur "L'Enfant".</text:p>
      <text:p text:style-name="P4"/>
      <text:p text:style-name="P4"/>
      <text:p text:style-name="P6"/>
      <text:p text:style-name="P7">Scène 4 : Premiers Indices</text:p>
      <text:p text:style-name="P4"><text:tab/><text:span text:style-name="T3">Résumé :</text:span><text:span text:style-name="T21"> </text:span>En explorant le village, Sarah remarque des symboles étranges gravés sur des arbres et des bâtiments. Elle pose des questions sur ces marques mystérieuses, mais les villageois semblent éviter le sujet.</text:p>
      <text:p text:style-name="P4"/>
      <text:p text:style-name="P4"><text:tab/><text:span text:style-name="T3">Description : </text:span><text:span text:style-name="T12">Sarah continue d'explorer le village, attirée par les symboles étranges gravés sur les arbres et les bâtiments. La pluie a laissé des gouttes d'eau qui perlent sur les feuilles des arbres, créant un doux bruit de gouttes tombant au sol.</text:span></text:p>
      <text:p text:style-name="P12"/>
      <text:p text:style-name="P15">Les villageois vaquent à leurs occupations, mais ils semblent distraits et observent Sarah avec curiosité. Quand elle pose des questions sur les marques mystérieuses, leur comportement devient étrange.</text:p>
      <text:p text:style-name="P12"/>
      <text:p text:style-name="P10"><text:span text:style-name="T3">Sarah (curieuse, s'adressant à un villageois) :</text:span><text:span text:style-name="T21"> (voix amicale) Bonjour, pouvez-vous me dire ce que signifient ces symboles ? Je les ai vus partout dans le village.</text:span></text:p>
      <text:p text:style-name="P10"/>
      <text:p text:style-name="P10"><text:span text:style-name="T3">Villageois 1 (regardant nerveusement autour de lui) :</text:span><text:span text:style-name="T21"> (voix hésitante) Oh, ces symboles... ce sont juste... des vieilles marques, vous savez, rien d'important. (ton évasif)</text:span></text:p>
      <text:p text:style-name="P10"/>
      <text:p text:style-name="P10"><text:span text:style-name="T3">Villageois 2 (regardant Sarah d'un air méfiant) :</text:span><text:span text:style-name="T21"> (voix à peine audible) Vous ne devriez pas poser trop de questions sur ça, étrangère. (ton sévère)</text:span></text:p>
      <text:p text:style-name="P12"/>
      <text:p text:style-name="P15">Sarah commence à ressentir une tension grandissante parmi les villageois, et elle réalise que quelque chose ne va pas. Elle poursuit son exploration, mais les symboles semblent devenir de plus en plus nombreux, presque omniprésents.</text:p>
      <text:p text:style-name="P12"/>
      <text:p text:style-name="P10"><text:span text:style-name="T3">Sarah (pensant à voix haute, légèrement inquiète) :</text:span><text:span text:style-name="T21"> (voix réfléchie) Ces symboles... il doit y avoir une signification cachée derrière eux. Je devrais enquêter davantage.</text:span></text:p>
      <text:p text:style-name="P10"/>
      <text:p text:style-name="P11">Elle s'approche d'un arbre où les symboles sont particulièrement nombreux. Soudain, elle entend un murmure faible et indistinct qui semble venir de la forêt proche.</text:p>
      <text:p text:style-name="P10"/>
      <text:p text:style-name="P10"><text:span text:style-name="T3">Murmure (mystérieux) :</text:span><text:span text:style-name="T21"> (onomatopée indistincte) Chh... Chh...</text:span></text:p>
      <text:p text:style-name="P12"/>
      <text:p text:style-name="P15">Le villageois à côté de Sarah, qui semblait méfiant, détourne brusquement le regard vers la forêt, son visage pâlit.</text:p>
      <text:p text:style-name="P12"/>
      <text:p text:style-name="P10"><text:span text:style-name="T3">Villageois 2 (paniqué, chuchotant) :</text:span><text:span text:style-name="T21"> (voix paniquée) Vous... vous avez entendu ça ? C'est... c'est mieux de ne pas traîner par ici. (comportement nerveux)</text:span></text:p>
      <text:p text:style-name="P12"/>
      <text:p text:style-name="P15">Le murmure s'estompe, mais Sarah ressent une étrange présence qui semble la suivre. Elle prend des photos des symboles pour enquêter plus tard, puis décide de quitter la scène, préoccupée par ce qu'elle vient de vivre.</text:p>
      <text:p text:style-name="P7">Scène 5 : L'Auberge Miteuse</text:p>
      <text:p text:style-name="P4"><text:tab/><text:span text:style-name="T4">Résumé :</text:span><text:span text:style-name="T22"> </text:span>Sarah décide de se rendre à l'auberge, dirigée par Elias. Elle y trouve un refuge chaleureux et accueillant, mais elle sent qu'il y a quelque chose qui ne va pas.</text:p>
      <text:p text:style-name="P4"/>
      <text:p text:style-name="P6"><text:tab/><text:span text:style-name="T22">Description :</text:span><text:span text:style-name="T18"> </text:span><text:span text:style-name="T13">La pluie fine cesse peu à peu, laissant place à une atmosphère pesante de tranquillité dans le village. L'auberge, située à l'extrémité du village, se dresse comme un havre de chaleur et de lumière dans la nuit tombante. Les lumières douces émanent de ses fenêtres, invitant Sarah à franchir la porte en bois usée.</text:span></text:p>
      <text:p text:style-name="P16"/>
      <text:p text:style-name="P16">À l'intérieur, l'auberge est chaleureuse, avec des poutres en bois sombre, un plancher en bois usé et des tables en chêne massif. Une cheminée crépite dans un coin, répandant une lueur accueillante. Les rideaux épais sont tirés, créant une ambiance intime.</text:p>
      <text:p text:style-name="P22"/>
      <text:p text:style-name="P16">Elias, un homme d'âge moyen avec des cheveux grisonnants, accueille Sarah avec un sourire chaleureux. Le crépitement du feu de cheminée et le léger bruit de la pluie qui tombe à l'extérieur forment une mélodie apaisante.</text:p>
      <text:p text:style-name="P22"/>
      <text:p text:style-name="P6"><text:span text:style-name="T22">Elias (souriant) :</text:span><text:span text:style-name="T18"> Bienvenue à l'auberge, mademoiselle. En visite touristique ?</text:span></text:p>
      <text:p text:style-name="P22"/>
      <text:p text:style-name="P6"><text:span text:style-name="T22">Sarah (avec enthousiasme) :</text:span><text:span text:style-name="T18"> En quelque sorte. Je suis là pour découvrir des histoires uniques. J'ai entendu parler d'une légende locale sur "L'Enfant".</text:span></text:p>
      <text:p text:style-name="P22"/>
      <text:p text:style-name="P20">Le plancher grince légèrement sous ses pieds alors qu'elle s'approche du comptoir en bois où Elias est debout, polissant un verre.</text:p>
      <text:p text:style-name="P22"/>
      <text:p text:style-name="P6"><text:span text:style-name="T22">Elias (accueillant) :</text:span><text:span text:style-name="T18"> Ah, L'Enfant. Une histoire bien sombre, ma chère. (Il baisse la voix.) Si vous voulez en savoir plus, venez me voir à l'arrière après le dîner.</text:span></text:p>
      <text:p text:style-name="P22"/>
      <text:p text:style-name="P16">Sarah perçoit une hésitation dans sa voix et remarque le regard inquiet qu'il jette parfois vers les clients assis à quelques tables. Les conversations à travers la pièce sont feutrées, les villageois chuchotent entre eux, jetant des regards furtifs vers Sarah.</text:p>
      <text:p text:style-name="P16"/>
      <text:p text:style-name="P16">Le feu de cheminée crépite de manière inquiétante, créant une ambiance d'incertitude. Sarah sent le poids des secrets et de la méfiance qui semblent planer dans l'auberge. Elle est à la fois excitée et inquiète à l'idée de poursuivre son enquête.</text:p>
      <text:p text:style-name="P22"/>
      <text:p text:style-name="P7">Scène 6 : Conversations Mystérieuses</text:p>
      <text:p text:style-name="P4"><text:tab/><text:span text:style-name="T4">Résumé :</text:span><text:span text:style-name="T22"> </text:span>Sarah engage des conversations avec les villageois et découvre des rumeurs sur "L'Enfant", une légende qui hante le village depuis des générations.</text:p>
      <text:p text:style-name="P4"/>
      <text:p text:style-name="P6"><text:tab/><text:span text:style-name="T22">Description :</text:span><text:span text:style-name="T13">La nuit commence à tomber sur le village, plongeant les rues pavées dans une semi-obscurité. Des réverbères éparpillent des cercles de lumière jaune pâle sur le sol. Le brouillard se lève lentement, ajoutant à l'ambiance mystérieuse du village.</text:span></text:p>
      <text:p text:style-name="P16"/>
      <text:p text:style-name="P16">Sarah, intriguée par les rumeurs sur "L'Enfant", s'aventure dans une petite place du village où les villageois se rassemblent autour d'un feu de camp. Ils sont vêtus de manière rustique, portant des vêtements de laine et de cuir.</text:p>
      <text:p text:style-name="P16"/>
      <text:p text:style-name="P16">Les villageois chuchotent entre eux, jetant des regards furtifs à Sarah. Leurs visages sont ombragés par la méfiance et le secret. Le crépitement du feu de camp et le chant des grillons remplissent l'air, créant une ambiance lourde de tension.</text:p>
      <text:p text:style-name="P22"/>
      <text:p text:style-name="P21"><text:span text:style-name="T4">Villageois 1 (d'un ton méfiant) :</text:span><text:span text:style-name="T22"> (Chuchotant) Tu as entendu parler de cette étrangère qui est arrivée aujourd'hui ?</text:span></text:p>
      <text:p text:style-name="P22"/>
      <text:p text:style-name="P6"><text:span text:style-name="T22">Villageois 2 (sur un ton soucieux) :</text:span><text:span text:style-name="T18"> (Chuchotant) Oui, elle pose beaucoup de questions sur "L'Enfant". Cela ne me plaît pas du tout.</text:span></text:p>
      <text:p text:style-name="P22"/>
      <text:p text:style-name="P16">Sarah s'approche du groupe, essayant de paraître amicale malgré la méfiance des villageois.</text:p>
      <text:p text:style-name="P22"/>
      <text:p text:style-name="P6"><text:span text:style-name="T22">Sarah (avec un sourire amical) :</text:span><text:span text:style-name="T18"> (S'adressant à un villageois) Bonsoir, je suis Sarah. Je suis écrivaine et je m'intéresse aux histoires locales. J'ai entendu parler de "L'Enfant". Pouvez-vous m'en dire plus ?</text:span></text:p>
      <text:p text:style-name="P22"/>
      <text:p text:style-name="P6"><text:span text:style-name="T22">Villageois 3 (avec une lueur d'inquiétude dans les yeux) :</text:span><text:span text:style-name="T18"> (Répondant à contrecœur) Bonsoir, Sarah. (Chuchotant) "L'Enfant" est une vieille histoire qui nous hante depuis des générations. On dit que de mauvaises choses se produisent quand on creuse trop profondément.</text:span></text:p>
      <text:p text:style-name="P22"/>
      <text:p text:style-name="P6"><text:span text:style-name="T22">Villageois 4 (d'une voix hésitante) :</text:span><text:span text:style-name="T18"> (Chuchotant) Faites attention à ce que vous cherchez, étrangère. Certaines choses ne devraient pas être découvertes.</text:span></text:p>
      <text:p text:style-name="P22"/>
      <text:p text:style-name="P16">Les villageois reprennent leurs conversations en chuchotant, évitant le regard de Sarah. Elle peut sentir que quelque chose de sinistre se cache derrière ces paroles énigmatiques.</text:p>
      <text:p text:style-name="P16"/>
      <text:p text:style-name="P16">Le brouillard s'épaissit, enveloppant les villageois dans une brume fantomatique. Les flammes du feu de camp dansent de manière hypnotique, créant des ombres qui semblent danser avec les secrets du village.</text:p>
      <text:p text:style-name="P16"/>
      <text:p text:style-name="P16">Sarah sait maintenant qu'elle doit continuer à enquêter sur "L'Enfant", mais elle ressent une tension croissante dans l'air. Les villageois gardent un lourd secret, et elle est déterminée à le découvrir, quelle qu'en soit la sombre vérité.</text:p>
      <text:p text:style-name="P7">Scène 7 : Rencontre avec Elias</text:p>
      <text:p text:style-name="P4"><text:tab/><text:span text:style-name="T24">Résumé : </text:span>Elias, le propriétaire de l'auberge, engage une conversation en privé avec Sarah. Il la met en garde contre le fait de s'intéresser à "L'Enfant", mais Sarah est déterminée à en savoir plus.</text:p>
      <text:p text:style-name="P4"/>
      <text:p text:style-name="P6"><text:tab/><text:span text:style-name="T23">Description : </text:span><text:span text:style-name="T10">Sarah, curieuse et déterminée à en savoir plus sur "L'Enfant", a pris la décision de parler en privé avec Elias, le propriétaire de l'auberge. Elle sait qu'il détient des informations cruciales, même si les villageois ont été évasifs.</text:span></text:p>
      <text:p text:style-name="P12"/>
      <text:p text:style-name="P12">Sarah entre dans <text:span text:style-name="T23">l’auberge et voi</text:span><text:span text:style-name="T27">t</text:span><text:span text:style-name="T23"> Elias assis dans un fauteuil en cuir devant le cheminé. Sarah en quête de réponse va </text:span>s'assoi<text:span text:style-name="T27">re</text:span> en face d'Elias. Elle garde son carnet de notes à portée de main, prête à prendre des notes sur leur conversation.</text:p>
      <text:p text:style-name="P21"/>
      <text:p text:style-name="P21"><text:span text:style-name="T1">Sarah (avec un ton respectueux) :</text:span> Elias, je suis vraiment intéressée par cette histoire de "L'Enfant". J'ai l'impression qu'il y a quelque chose que les villageois ne me disent pas.</text:p>
      <text:p text:style-name="P21"/>
      <text:p text:style-name="P21"><text:span text:style-name="T1">Elias (d'une voix calme, regardant Sarah avec un mélange d'inquiétude et de réticence) :</text:span> (soupirant) Sarah, "L'Enfant" est une histoire que nous préférons ne pas aborder. Elle est liée à des événements sombres et inexpliqués qui ont marqué ce village depuis des générations.</text:p>
      <text:p text:style-name="P21"/>
      <text:p text:style-name="P21"><text:span text:style-name="T1">Sarah (avec détermination) :</text:span> Je comprends, Elias, mais je suis là pour découvrir la vérité et raconter une histoire authentique. Les gens ont le droit de savoir.</text:p>
      <text:p text:style-name="P21"/>
      <text:p text:style-name="P21"><text:span text:style-name="T1">Elias (baissant les yeux vers sa tasse de tisane) :</text:span> (à voix basse) Très bien, je vais vous dire ce que je sais. "L'Enfant" est une vieille histoire, remontant à bien avant ma naissance. On raconte que chaque fois que quelqu'un se rapproche de la vérité, d'étranges événements commencent à se produire. Des cauchemars, des bruits dans la nuit...</text:p>
      <text:p text:style-name="P21"/>
      <text:p text:style-name="P21"><text:span text:style-name="T1">Sarah (intriguée, penche la tête en avant) :</text:span> (avec empathie) Elias, je sens que vous gardez un secret. Vous avez vécu quelque chose de personnel avec "L'Enfant", n'est-ce pas ?</text:p>
      <text:p text:style-name="P21"/>
      <text:p text:style-name="P21"><text:span text:style-name="T1">Elias (regardant Sarah avec des yeux fatigués) : </text:span>(à voix basse, presque à contrecœur) Oui, Sarah. Mon propre grand-père était un chercheur qui a perdu la tête à cause de cette histoire. Il avait découvert des choses qu'il aurait mieux valu ignorer.</text:p>
      <text:p text:style-name="P21"/>
      <text:p text:style-name="P21"><text:span text:style-name="T1">Sarah (poussée par la curiosité) :</text:span> Que pourrait-il avoir découvert ? Pourquoi est-ce que cela a eu un tel impact sur lui ?</text:p>
      <text:p text:style-name="P21"/>
      <text:p text:style-name="P21"><text:span text:style-name="T1">Elias (fermant brièvement les yeux, puis les rouvrant avec gravité) : </text:span>(à voix basse) Je ne suis pas sûr de tout comprendre moi-même, Sarah, mais je sais que certaines vérités devraient rester enfouies. "L'Enfant" est puissant, d'une manière ou d'une autre.</text:p>
      <text:p text:style-name="P21"/>
      <text:p text:style-name="P12">La scène se termine sur une note de mystère et de tension. Elias a partagé quelques informations, mais le secret de "L'Enfant" reste profondément enfoui, incitant Sarah à poursuivre sa quête de vérité.</text:p>
      <text:p text:style-name="P7">Scène 8 : Le Regard dans le Miroir</text:p>
      <text:p text:style-name="P4"><text:tab/><text:span text:style-name="T5">Résumé : </text:span>Dans sa chambre d'auberge, Sarah regarde son reflet dans un miroir ancien. Pendant un bref instant, elle aperçoit une silhouette sombre derrière elle, mais elle disparaît dès qu'elle se retourne.</text:p>
      <text:p text:style-name="P5"><text:span text:style-name="Emphasis"><text:span text:style-name="T7"/></text:span></text:p>
      <text:p text:style-name="P5"><text:span text:style-name="T29"><text:tab/></text:span><text:span text:style-name="T25">Description :</text:span><text:span text:style-name="T26"> </text:span><text:span text:style-name="T16">Sarah, </text:span><text:span text:style-name="T15">épuisée par une journée pleine de découvertes mystérieuses, entre dans sa chambre </text:span><text:span text:style-name="T17">d'auberge. La chambre est décorée de manière modeste, avec des rideaux en dentelle blanche qui laissent filtrer doucement la lumière de la lune. Un grand miroir ancien trône sur le mur en face du lit, reflétant la pièce avec une élégance fanée. </text:span></text:p>
      <text:p text:style-name="P25"><text:s/></text:p>
      <text:p text:style-name="P25"><text:span text:style-name="T31">Fatiguée, Sarah se dirige lentement vers le miroir. Elle y jette un regard fatigué et triste, ses yeux </text:span>marron reflétant la confusion qui règne en elle. Tout à coup, alors qu'elle observe son propre reflet, un frisson glacial lui parcourt l'échine. </text:p>
      <text:p text:style-name="P25"><text:s/></text:p>
      <text:p text:style-name="P25"><text:span text:style-name="T31">Un éclat de lumière maléfique semble traverser le miroir, illuminant brièvement la pièce. Sarah se </text:span>fige, son souffle se bloque. Elle voit, à l'arrière-plan de son propre reflet, une silhouette sombre et menaçante qui la fixe de ses yeux sans fond. </text:p>
      <text:p text:style-name="P25"><text:s/></text:p>
      <text:p text:style-name="P25"><text:span text:style-name="T31">Un murmure sinistre, presque inaudible, emplit la pièce, comme un souffle rauque et étouffé. </text:span>"Libère-moi," semble chuchoter la silhouette, sa voix tremblante de douleur. </text:p>
      <text:p text:style-name="P25"><text:s/></text:p>
      <text:p text:style-name="P25"><text:span text:style-name="T31">Sarah se retourne brusquement, mais il n'y a personne derrière elle. Elle palpite d'effroi, son cœur </text:span>battant la chamade. Elle fixe à nouveau le miroir, mais la silhouette a disparu, ne laissant que son propre reflet. </text:p>
      <text:p text:style-name="P25"><text:s/></text:p>
      <text:p text:style-name="P25"><text:span text:style-name="T31">La respiration de Sarah est précipitée, et elle peine à reprendre ses esprits. Elle prend une grande </text:span>inspiration, cherchant à se convaincre qu'elle a imaginé cette vision terrifiante. </text:p>
      <text:p text:style-name="P25"><text:s/></text:p>
      <text:p text:style-name="P25"><text:span text:style-name="T31">Elle se rapproche du miroir, sa main tremblante touchant sa surface froide. Pourtant, le miroir ne </text:span>montre plus que son propre reflet, calme et inoffensif. Elle décide finalement de s'éloigner, mais le sentiment d'angoisse persiste, comme si une présence maléfique l'entourait, attendant dans l'obscurité. </text:p>
      <text:p text:style-name="P25"><text:s/></text:p>
      <text:p text:style-name="P25"><text:span text:style-name="T31">Sarah se glisse sous les draps de son lit, le cœur encore battant la chamade, se demandant ce qu'elle </text:span>vient de voir dans ce miroir ancien, et quelle influence il aura sur la suite de son enquête dans le village mystérieux de "L'Enfant". </text:p>
      <text:p text:style-name="P5"><text:span text:style-name="Emphasis"><text:span text:style-name="T30"/></text:span></text:p>
      <text:p text:style-name="P7">Scène 9 : La Forêt Interdite</text:p>
      <text:p text:style-name="P4"><text:tab/><text:span text:style-name="T6">Résumé : </text:span>Sarah explore la lisière de la forêt interdite et découvre des traces de pas étranges. Elle est soudainement saisie par une sensation de malaise et décide de faire demi-tour.</text:p>
      <text:p text:style-name="P4"/>
      <text:p text:style-name="P6"><text:tab/><text:span text:style-name="T28">Description : </text:span><text:span text:style-name="T10">La nuit tombe lentement sur la lisière de la forêt interdite. Des rayons faibles de la lune percent à travers les arbres, créant des motifs d'ombre et de lumière sur le sol couvert de feuilles humides. Des bruits d'insectes nocturnes se font entendre, ajoutant à l'atmosphère mystérieuse.</text:span></text:p>
      <text:p text:style-name="P12"/>
      <text:p text:style-name="P12">Sarah, munie d'une lampe de poche, explore prudemment les environs. Elle ressent une sensation étrange de malaise, comme si les arbres avaient des yeux qui la suivaient.</text:p>
      <text:p text:style-name="P12"/>
      <text:p text:style-name="P12">Des symboles étranges sont gravés sur les arbres, illuminés par la lueur de sa lampe de poche. Ils sont d'un noir profond et semblent briller faiblement, créant une ambiance sinistre. Un vent léger fait bruire les feuilles et semble chuchoter des secrets.</text:p>
      <text:p text:style-name="P21"/>
      <text:p text:style-name="P21"><text:span text:style-name="T1">Sarah (pensée à voix haute, avec une pointe d'inquiétude) :</text:span> Ces symboles gravés sur les arbres... ça doit signifier quelque chose.</text:p>
      <text:p text:style-name="P21"/>
      <text:p text:style-name="P12">Soudain, un bruit sourd résonne dans la forêt, semblant venir de derrière elle. Sarah se retourne brusquement, son cœur battant rapidement. Elle pointe sa lampe de poche dans la direction du son, mais il n'y a rien de visible.</text:p>
      <text:p text:style-name="P21"/>
      <text:p text:style-name="P21"><text:span text:style-name="T1">Sarah (avec nervosité, murmurant) :</text:span> Qui est là ? Montrez-vous !</text:p>
      <text:p text:style-name="P21"/>
      <text:p text:style-name="P12">Le silence revient, seulement interrompu par le murmure du vent dans les arbres. Sarah tente de faire quelques pas en avant, mais ses jambes sont lourdes, comme si quelque chose essayait de la retenir.</text:p>
      <text:p text:style-name="P21"/>
      <text:p text:style-name="P21"><text:span text:style-name="T1">Sarah (avec une pointe de frustration) :</text:span> Qu'est-ce qui se passe ici ?</text:p>
      <text:p text:style-name="P21"/>
      <text:p text:style-name="P12">Un frisson glacial parcourt l'échine de Sarah, et elle a l'impression que des yeux invisibles la fixent intensément. Elle décide de faire demi-tour, préférant ne pas s'aventurer plus loin dans cette forêt hantée.</text:p>
      <text:p text:style-name="P12"/>
      <text:p text:style-name="P12">Alors qu'elle se retourne pour quitter la lisière de la forêt, elle entend un murmure à peine audible, comme un souffle étouffé, qui semble provenir de la profondeur des arbres.</text:p>
      <text:p text:style-name="P21"/>
      <text:p text:style-name="P21"><text:span text:style-name="T1">Murmure (inaudible, mais sinistre) :</text:span> ...re...tou...</text:p>
      <text:p text:style-name="P21"/>
      <text:p text:style-name="P12">Sarah frissonne de terreur et s'éloigne rapidement de la forêt, sachant qu'elle vient de frôler quelque chose de surnaturel et de sombre. Les symboles gravés sur les arbres continuent de briller sinistrement derrière elle, gardant leurs secrets intacts.</text:p>
      <text:p text:style-name="P6"/>
      <text:p text:style-name="P7">Scène 10 : Les Symboles dans la Forêt</text:p>
      <text:p text:style-name="P4"><text:tab/><text:span text:style-name="T6">Résumé : </text:span>Alors qu'elle se rapproche de la forêt, Sarah découvre des symboles mystérieux gravés sur les arbres. Elle prend des photos pour enquêter plus tard.</text:p>
      <text:p text:style-name="P4"/>
      <text:p text:style-name="P6"><text:tab/><text:span text:style-name="T28">Description : </text:span><text:span text:style-name="T14">Sarah, habillée chaudement, s'avance avec précaution dans la forêt interdite. La lumière du crépuscule filtre à travers les branches des grands arbres. Le sol est jonché de feuilles mortes, créant un tapis doux sous ses pieds. Le silence de la forêt est presque étouffant, avec seulement le murmure léger du vent.</text:span></text:p>
      <text:p text:style-name="P17"/>
      <text:p text:style-name="P17">Alors qu'elle avance, Sarah découvre des symboles mystérieux gravés sur les arbres. Ce sont des cercles entourés de runes anciennes, et ils brillent faiblement sous la lumière tamisée du crépuscule. Chacun d'eux semble avoir été tracé avec une précision presque surnaturelle.</text:p>
      <text:p text:style-name="P23"/>
      <text:p text:style-name="P6"><text:span text:style-name="T28">Sarah (pensant à voix haute) :</text:span><text:span text:style-name="T19"> (chuchotant) Qu'est-ce que c'est que ça...? (son souffle visible dans l'air froid)</text:span></text:p>
      <text:p text:style-name="P23"/>
      <text:p text:style-name="P17">Sarah s'approche pour examiner de plus près l'un des symboles. Soudain, un léger frémissement dans les branches la fait sursauter. Elle lève les yeux pour voir un corbeau noir se poser sur une branche au-dessus d'elle.</text:p>
      <text:p text:style-name="P23"/>
      <text:p text:style-name="P6"><text:span text:style-name="T28">Corbeau (cra-ah, cra-ah) :</text:span><text:span text:style-name="T19"> (croassement sinistre, comme s'il avertissait)</text:span></text:p>
      <text:p text:style-name="P24"/>
      <text:p text:style-name="P18">Sarah regarde le corbeau avec méfiance, se demandant s'il est lié à ces symboles mystérieux.</text:p>
      <text:p text:style-name="P23"/>
      <text:p text:style-name="P6"><text:span text:style-name="T28">Sarah (à voix basse, s'adressant au corbeau) :</text:span><text:span text:style-name="T19"> (curieuse) Tu sais quelque chose, toi ?</text:span></text:p>
      <text:p text:style-name="P23"/>
      <text:p text:style-name="P17">Le corbeau observe Sarah d'un œil perçant, puis s'envole brusquement, laissant derrière lui un écho de ses appels sinistres.</text:p>
      <text:p text:style-name="P17"/>
      <text:p text:style-name="P17">Sarah reste seule dans la forêt, les symboles éclairés autour d'elle créant une atmosphère étrange. Elle sent un frisson remonter le long de sa colonne vertébrale, mais sa curiosité la pousse à continuer son exploration.</text:p>
      <text:p text:style-name="P17"/>
      <text:p text:style-name="P17">La forêt interdite révèle peu à peu ses secrets, et Sarah est bien déterminée à découvrir la signification de ces symboles mystérieux, même si cela signifie plonger plus profondément dans l'obscurité naissante de la forêt.</text:p>
      <text:p text:style-name="P7">Scène 11 : Les Lumières de la Forêt</text:p>
      <text:p text:style-name="P4"><text:tab/><text:span text:style-name="T6">Résumé : </text:span>La nuit tombe, et Sarah observe des lumières étranges qui scintillent dans la forêt. Elle essaie de s'approcher, mais elles disparaissent mystérieusement.</text:p>
      <text:p text:style-name="P4"/>
      <text:p text:style-name="P6"><text:tab/><text:span text:style-name="T28">Description : </text:span><text:span text:style-name="T14">La nuit enveloppe le village, et une lueur faible et mystérieuse émane de la forêt interdite. Sarah est intriguée par ces lumières qui scintillent à travers les arbres. Elle s'approche prudemment du lisière de la forêt, ses pas étouffés par les feuilles humides du sol.</text:span></text:p>
      <text:p text:style-name="P17"/>
      <text:p text:style-name="P17">Les arbres sont majestueux et leurs feuilles bruissent doucement dans la brise nocturne. L'air est chargé de mystère, et l'atmosphère est électrique. Les lumières semblent danser dans l'obscurité, créant une ambiance envoûtante.</text:p>
      <text:p text:style-name="P23"/>
      <text:p text:style-name="P6"><text:span text:style-name="T28">Sarah (murmurant, intriguée) :</text:span><text:span text:style-name="T19"> Qu'est-ce que c'est que ça... ? (elle observe les lumières avec fascination)</text:span></text:p>
      <text:p text:style-name="P23"/>
      <text:p text:style-name="P17">Au loin, un hibou hulule, ajoutant une note de sinistre à l'ambiance. Les lumières clignotent de manière irrégulière, créant des ombres mouvantes dans la forêt. Sarah avance prudemment, son cœur battant de curiosité et d'appréhension.</text:p>
      <text:p text:style-name="P23"/>
      <text:p text:style-name="P8">Scène 11 (suite) : La Lueur qui S'Évapore</text:p>
      <text:p text:style-name="P23"/>
      <text:p text:style-name="P17">Soudain, l'une des lumières s'approche plus près de Sarah, presque comme si elle répondait à sa présence. La lueur prend la forme d'une petite boule de lumière vacillante, émettant un doux bourdonnement.</text:p>
      <text:p text:style-name="P23"/>
      <text:p text:style-name="P6"><text:span text:style-name="T28">Boule de lumière (émettant un son mystérieux) :</text:span><text:span text:style-name="T19"> Zzzzzz...</text:span></text:p>
      <text:p text:style-name="P23"/>
      <text:p text:style-name="P6"><text:span text:style-name="T28">Sarah (avec émerveillement) : </text:span><text:span text:style-name="T19">Incroyable... (elle tend la main pour tenter de toucher la lueur)</text:span></text:p>
      <text:p text:style-name="P23"/>
      <text:p text:style-name="P17">La boule de lumière émet un son plus aigu et soudain, elle s'élève dans les airs, virevoltant autour de Sarah avant de s'évaporer dans l'obscurité. Sarah reste là, émerveillée, mais aussi un peu déçue.</text:p>
      <text:p text:style-name="P23"/>
      <text:p text:style-name="P6"><text:span text:style-name="T28">Sarah (avec un soupir) : </text:span><text:span text:style-name="T19">C'était magnifique... (elle regarde autour d'elle, réalisant qu'elle est seule dans la forêt obscure)</text:span></text:p>
      <text:p text:style-name="P23"/>
      <text:p text:style-name="P17">Une branche craque dans le lointain, et Sarah se retourne brusquement, se sentant observée. L'obscurité semble s'épaissir autour d'elle, intensifiant le sentiment d'angoisse qui monte en elle. Elle sait qu'elle devrait peut-être revenir vers le village, mais sa curiosité la pousse à continuer son exploration de cette mystérieuse forêt interdite.</text:p>
      <text:p text:style-name="P7">Scène 12 : La Découverte de la Cabane</text:p>
      <text:p text:style-name="P4"><text:tab/><text:span text:style-name="T6">Résumé : </text:span>Sarah découvre une cabane cachée dans la forêt, couverte de lierre. À l'intérieur, elle trouve des notes et des dessins étranges, ainsi qu'un journal qui semble appartenir à un chercheur.</text:p>
      <text:p text:style-name="P4"/>
      <text:p text:style-name="P6"><text:tab/><text:span text:style-name="T28">Description : </text:span><text:span text:style-name="T14">Sarah avance prudemment à travers la forêt dense, guidée par une lumière pâle de sa lampe de poche. La cabane, couverte de lierre, émerge soudainement devant elle. Le craquement des feuilles mortes sous ses pieds est presque assourdissant dans le silence de la nuit. Les arbres, tordus et imposants, encadrent la cabane comme des sentinelles inquiétantes.</text:span></text:p>
      <text:p text:style-name="P17"/>
      <text:p text:style-name="P17">La porte de la cabane est à moitié ouverte, grinçant légèrement lorsque Sarah la pousse doucement. L'odeur de la moisissure et de la poussière lui pique le nez. Elle entre prudemment, sa lampe de poche balayant les ténèbres.</text:p>
      <text:p text:style-name="P17"/>
      <text:p text:style-name="P17">Le faible éclairage révèle un intérieur sombre et en désordre. Des étagères branlantes sont remplies de vieux livres, de bocaux de potions et d'objets mystérieux. La poussière flotte dans l'air, créant un effet spectral lorsqu'elle est éclairée par le faisceau de la lampe.</text:p>
      <text:p text:style-name="P17"/>
      <text:p text:style-name="P17">Sarah se rapproche lentement de la grande table au centre de la pièce. Des dessins et des schémas étranges sont éparpillés, montrant des symboles ésotériques et des créatures cauchemardesques. Sur la table, un journal à la couverture usée attire son attention.</text:p>
      <text:p text:style-name="P23"/>
      <text:p text:style-name="P8">Journal du Chercheur :</text:p>
      <text:p text:style-name="P23"/>
      <text:p text:style-name="P17">Les pages jaunies du journal sont remplies d'écritures effrénées. Le chercheur parle de rêves hantés par une silhouette sombre, de lumières étranges dans la forêt et de l'obsession de comprendre "L'Enfant". Les pages sont couvertes de dessins frénétiques de l'enfant, de symboles mystérieux et de notes incohérentes.</text:p>
      <text:p text:style-name="P23"/>
      <text:p text:style-name="P6"><text:span text:style-name="T28">Sarah (marmonnant, en lisant le journal) :</text:span><text:span text:style-name="T19"> "Les villageois ne comprennent pas... L'enfant me hante... Symboles... Rituels... Obsession..."</text:span></text:p>
      <text:p text:style-name="P23"/>
      <text:p text:style-name="P17">Alors que Sarah lit le journal, une sensation d'oppression semble peser sur elle. Le bruit du vent dans les arbres à l'extérieur se transforme en murmures inaudibles, et la lampe de poche vacille légèrement.</text:p>
      <text:p text:style-name="P23"/>
      <text:p text:style-name="P17">Sarah sursaute et regarde autour d'elle, sentant comme une présence invisible dans la cabane. Les ombres dansent sinistrement sur les murs, créant une ambiance angoissante.</text:p>
      <text:p text:style-name="P23"/>
      <text:p text:style-name="P6"><text:span text:style-name="T28">Sarah (chuchotant, frissonnante) :</text:span><text:span text:style-name="T19"> "Il y a quelqu'un ici ?"</text:span></text:p>
      <text:p text:style-name="P23"/>
      <text:p text:style-name="P17">L'atmosphère devient de plus en plus tendue, et Sarah a l'impression d'être observée. Elle peut presque entendre des chuchotements indistincts qui semblent provenir des murs eux-mêmes.</text:p>
      <text:p text:style-name="P23"/>
      <text:p text:style-name="P6"><text:span text:style-name="T28">Sarah (avec nervosité, murmurant) :</text:span><text:span text:style-name="T19"> "Qui est là ?"</text:span></text:p>
      <text:p text:style-name="P23"/>
      <text:p text:style-name="P17">La réponse ne vient que sous forme de silence oppressant. Sarah sait que quelque chose de mystérieux et potentiellement sinistre l'entoure dans la cabane sombre, mais elle est déterminée à poursuivre sa quête de vérité.</text:p>
      <text:p text:style-name="P7">Scène 13 : Lecture du Journal</text:p>
      <text:p text:style-name="P4"><text:tab/><text:span text:style-name="T6">Résumé : </text:span>Sarah lit le journal du chercheur, qui parle de phénomènes inexplicables, de rêves hantés par "L'Enfant", et de l'obsession du chercheur pour résoudre le mystère.</text:p>
      <text:p text:style-name="P4"/>
      <text:p text:style-name="P6"><text:tab/><text:span text:style-name="T28">Description : </text:span><text:span text:style-name="T10">Sarah, assise à une vieille table en bois dans la cabane de la forêt, tient le journal du chercheur entre ses mains tremblantes. Une lampe </text:span><text:span text:style-name="T14">de poche</text:span><text:span text:style-name="T10"> crépite faiblement, projetant une lueur vacillante qui danse sur les murs de bois usé. Le grincement du vent dehors et le bruissement des feuilles contre la cabane créent une ambiance inquiétante.</text:span></text:p>
      <text:p text:style-name="P21"/>
      <text:p text:style-name="P21"><text:span text:style-name="T1">Sarah (à voix basse, murmurant) : </text:span>(Les mots du chercheur sont à peine audibles à travers ses lèvres, sa voix empreinte d'anticipation) "Les rêves... ils me tourmentent chaque nuit. Une silhouette sombre, L'Enfant, me hante, me poursuit dans mes cauchemars."</text:p>
      <text:p text:style-name="P21"/>
      <text:p text:style-name="P12">Sarah poursuit sa lecture, ses yeux fixés sur les pages jaunies. Elle se penche plus près de la lampe pour mieux voir les mots, sa respiration s'accélérant légèrement. À mesure qu'elle avance dans le journal, l'intrigue devient plus sombre et plus complexe.</text:p>
      <text:p text:style-name="P21"/>
      <text:p text:style-name="P21"><text:span text:style-name="T1">Journal du Chercheur (à travers la voix de Sarah) :</text:span> "J'ai trouvé des indices que personne d'autre n'a découverts. Des symboles, des dessins étranges. Ils semblent être la clé pour comprendre L'Enfant, mais je ne peux pas les déchiffrer."</text:p>
      <text:p text:style-name="P21"/>
      <text:p text:style-name="P12">Alors que Sarah tourne la page, un léger grincement se fait entendre, comme si quelque chose bougeait dans la cabane. Son regard se lève brusquement du journal, mais il n'y a personne d'autre dans la pièce.</text:p>
      <text:p text:style-name="P21"/>
      <text:p text:style-name="P21"><text:span text:style-name="T1">Sarah (frissonnante) :</text:span> (Elle se pince les lèvres, essayant de se rassurer) "Je ressens une présence constante, comme si quelque chose m'observait."</text:p>
      <text:p text:style-name="P21"/>
      <text:p text:style-name="P12">Le vent souffle à l'extérieur, faisant claquer les volets en bois contre les fenêtres. Le silence de la forêt est rompu par des bruits de pas feutrés sur le plancher de la cabane, des bruits qui s'approchent de Sarah. Elle se fige, le journal encore entre ses mains.</text:p>
      <text:p text:style-name="P21"/>
      <text:p text:style-name="P21"><text:span text:style-name="T1">Sarah (d'une voix tendue) :</text:span> (Elle se retourne lentement, son regard explorant les coins sombres de la cabane) "Qui est là ?"</text:p>
      <text:p text:style-name="P21"/>
      <text:p text:style-name="P12">La lumière de la lampe <text:span text:style-name="T28">de poche</text:span> vacille, jetant des ombres dansantes sur les murs. Un souffle froid caresse le cou de Sarah. Elle frissonne et serre le journal plus fort.</text:p>
      <text:p text:style-name="P21"/>
      <text:p text:style-name="P21"><text:span text:style-name="T1">Sarah (à la fois anxieuse et déterminée) :</text:span> (Ses yeux cherchent l'origine du bruit, sa main tremble légèrement) "Je ne suis pas seule ici, n'est-ce pas ? Montrez-vous !"</text:p>
      <text:p text:style-name="P21"/>
      <text:p text:style-name="P12">La tension monte alors que la présence invisible semble se rapprocher davantage. Sarah se prépare à faire face à l'inconnu, son cœur battant la chamade, tandis que le journal du chercheur repose ouvert devant elle, révélant des secrets inquiétants sur L'Enfant.</text:p>
      <text:p text:style-name="P7">Scène 14 : Une Présence Obsédante</text:p>
      <text:p text:style-name="P4"><text:tab/><text:span text:style-name="T6">Résumé : </text:span>Alors que Sarah lit le journal, elle a l'impression d'être observée. Elle se retourne brusquement, mais il n'y a personne dans la cabane.</text:p>
      <text:p text:style-name="P4"/>
      <text:p text:style-name="P6"><text:tab/><text:span text:style-name="T28">Description : </text:span><text:span text:style-name="T14">Sarah est assise à l'intérieur de la cabane sombre et lugubre, éclairée seulement par la lueur faible d'une vieille lampe à pétrole. Les murs sont recouverts de parchemins couverts de dessins énigmatiques et de notes manuscrites. Le crépitement de la pluie contre la fenêtre et le vent qui s'infiltre dans les fissures créent une ambiance oppressante.</text:span></text:p>
      <text:p text:style-name="P17"/>
      <text:p text:style-name="P17">Sarah est plongée dans la lecture du journal du chercheur, ses yeux parcourant les mots avec une certaine anxiété. Les dialogues du chercheur semblent se matérialiser dans sa tête, chaque mot l'immergeant davantage dans le mystère de "L'Enfant".</text:p>
      <text:p text:style-name="P23"/>
      <text:p text:style-name="P6"><text:span text:style-name="T28">Journal du Chercheur (enregistré sur une cassette audio) :</text:span><text:span text:style-name="T19"> (voix tremblante) "J'ai vu... des ombres... rôdant dans la nuit. L'enfant... L'enfant est là, je le sens... ses yeux... ténèbres... les arbres... ils murmurent son nom..."</text:span></text:p>
      <text:p text:style-name="P23"/>
      <text:p text:style-name="P17">Le grincement d'une branche contre la cabane fait sursauter Sarah, qui tourne la tête vers la fenêtre. L'obscurité à l'extérieur est totale, mais elle sait qu'elle n'est pas seule.</text:p>
      <text:p text:style-name="P23"/>
      <text:p text:style-name="P6"><text:span text:style-name="T28">Sarah (chuchotant) :</text:span><text:span text:style-name="T19"> (ton anxieux) "Il y a quelqu'un ici ?"</text:span></text:p>
      <text:p text:style-name="P23"/>
      <text:p text:style-name="P17">Le silence qui suit est presque étouffant. Les ténèbres semblent s'épaissir autour d'elle, et elle entend un murmure à peine perceptible, comme un souffle lointain.</text:p>
      <text:p text:style-name="P23"/>
      <text:p text:style-name="P6"><text:span text:style-name="T28">Murmure obscur :</text:span><text:span text:style-name="T19"> (ton sinistre) "L'enfant... nous sommes l'enfant..."</text:span></text:p>
      <text:p text:style-name="P23"/>
      <text:p text:style-name="P17">Un frisson glacial parcourt l'échine de Sarah. Elle tente de se lever, mais ses jambes tremblent. Elle prend son téléphone portable pour l'utiliser comme lampe de poche, et la lumière révèle brièvement une silhouette sombre, une ombre qui s'évanouit aussitôt.</text:p>
      <text:p text:style-name="P23"/>
      <text:p text:style-name="P6"><text:span text:style-name="T28">Sarah (avec appréhension) :</text:span><text:span text:style-name="T19"> (voix tremblante) "Qui êtes-vous ? Montrez-vous !"</text:span></text:p>
      <text:p text:style-name="P23"/>
      <text:p text:style-name="P17">Elle fait briller la lumière de son téléphone dans tous les coins de la cabane, mais ne voit rien d'autre que les dessins sinistres sur les murs.</text:p>
      <text:p text:style-name="P23"/>
      <text:p text:style-name="P6"><text:span text:style-name="T28">Murmure obscur :</text:span><text:span text:style-name="T19"> (ton menaçant) "Nous... sommes ici... pour toi, Sarah..."</text:span></text:p>
      <text:p text:style-name="P23"/>
      <text:p text:style-name="P17">Un courant d'air froid traverse la pièce, éteignant la lampe à pétrole. La cabane plonge dans l'obscurité totale, et Sarah est laissée seule avec le murmure obscur qui l'entoure.</text:p>
      <text:p text:style-name="P23"/>
      <text:p text:style-name="P6"><text:span text:style-name="T28">Sarah (paniquée) :</text:span><text:span text:style-name="T19"> (criant) "Non ! Laissez-moi tranquille !"</text:span></text:p>
      <text:p text:style-name="P23"/>
      <text:p text:style-name="P17">La scène se termine dans l'obscurité, avec Sarah qui se sent complètement vulnérable face à la présence maléfique qui la harcèle.</text:p>
      <text:p text:style-name="P7">Scène 15 : La Nuit Tombe</text:p>
      <text:p text:style-name="P4"><text:tab/><text:span text:style-name="T6">Résumé : </text:span>La nuit tombe complètement, plongeant le village dans l'obscurité. Sarah est seule dans la cabane, sachant que quelque chose de sinistre rôde dans les ombres.</text:p>
      <text:p text:style-name="P4"/>
      <text:p text:style-name="P4"><text:tab/><text:span text:style-name="T6">Description : </text:span><text:span text:style-name="T14">La cabane est plongée dans l'obscurité, seulement éclairée par la lueur vacillante d'une vieille lanterne posée sur une table en bois usé. Les murs de la cabane sont recouverts de dessins étranges et de symboles mystérieux, donnant à la pièce une atmosphère sinistre.</text:span></text:p>
      <text:p text:style-name="P12"/>
      <text:p text:style-name="P17">Sarah est assise sur une chaise en bois, le journal du chercheur ouvert devant elle. Elle scrute les pages remplies d'écriture manuscrite, éclairée par la faible lueur de la lanterne. Les mots racontent l'obsession du chercheur pour "L'Enfant" et ses rêves hantés.</text:p>
      <text:p text:style-name="P12"/>
      <text:p text:style-name="P17">Le silence de la cabane est soudainement interrompu par un bruit de craquement provenant de l'extérieur. Sarah se fige, son regard se levant lentement de la page du journal. Elle tend l'oreille, essayant de localiser le son.</text:p>
      <text:p text:style-name="P21"/>
      <text:p text:style-name="P21"><text:span text:style-name="T6">Sarah (à voix basse, anxieuse) :</text:span><text:span text:style-name="T28"> (Murmurant) Qui est là ?</text:span></text:p>
      <text:p text:style-name="P21"/>
      <text:p text:style-name="P17">Le bruit se répète, cette fois-ci plus distinctement. C'est comme si quelqu'un, ou quelque chose, grattait doucement la porte de la cabane. Les onomatopées de "gratt-gratt" se font entendre, de plus en plus audibles.</text:p>
      <text:p text:style-name="P21"/>
      <text:p text:style-name="P21"><text:span text:style-name="T6">Sarah (s'inquiétant, à voix basse) :</text:span><text:span text:style-name="T28"> (Chuchotant) Il y a quelqu'un dehors...</text:span></text:p>
      <text:p text:style-name="P21"/>
      <text:p text:style-name="P17">La tension monte alors que Sarah se lève doucement de sa chaise. Elle se dirige vers la porte en bois, le journal toujours en main. Le bruit de grattage devient plus insistant, presque désespéré.</text:p>
      <text:p text:style-name="P12"/>
      <text:p text:style-name="P21"><text:span text:style-name="T6">Sarah (à voix basse, inquiète) : </text:span><text:span text:style-name="T28">(Murmurant) Qui que vous soyez, montrez-vous.</text:span></text:p>
      <text:p text:style-name="P21"/>
      <text:p text:style-name="P17">Elle saisit la poignée de la porte et l'ouvre lentement. À l'extérieur, l'obscurité est totale, mais elle peut distinguer une silhouette sombre se tenant devant la cabane. L'entité émet un murmure indistinct, presque plaintif.</text:p>
      <text:p text:style-name="P21"/>
      <text:p text:style-name="P21"><text:span text:style-name="T6">Silhouette (voix sinistre, rauque) :</text:span><text:span text:style-name="T28"> (Murmurant) Laissez-moi entrer...</text:span></text:p>
      <text:p text:style-name="P21"/>
      <text:p text:style-name="P17">Les yeux de Sarah s'écarquillent de surprise et de peur. Elle recule brusquement, refermant la porte avec force. La silhouette continue de gratter la porte, émettant un son inquiétant et désespéré.</text:p>
      <text:p text:style-name="P21"/>
      <text:p text:style-name="P21"><text:span text:style-name="T6">Sarah (paniquant, à voix haute) :</text:span><text:span text:style-name="T28"> (Criant) Qui êtes-vous ? Que voulez-vous ?</text:span></text:p>
      <text:p text:style-name="P21"/>
      <text:p text:style-name="P17">Le grattage cesse brusquement, laissant la cabane dans un silence oppressant. Sarah reste là, respirant rapidement, le cœur battant la chamade. La lanterne tremble légèrement, éclairant faiblement la caba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11T18:07:03.615000000</dc:date>
    <meta:editing-duration>P1DT12H22M15S</meta:editing-duration>
    <meta:editing-cycles>12</meta:editing-cycles>
    <meta:generator>LibreOffice/7.4.3.2$Windows_X86_64 LibreOffice_project/1048a8393ae2eeec98dff31b5c133c5f1d08b890</meta:generator>
    <dc:description>Créer et imaginer par Léo BUENO</dc:description>
    <dc:title>Chapitre 1 du jeu L'Enfant</dc:title>
    <meta:document-statistic meta:table-count="0" meta:image-count="0" meta:object-count="0" meta:page-count="15" meta:paragraph-count="204" meta:word-count="5480" meta:character-count="34084" meta:non-whitespace-character-count="28753"/>
  </office:meta>
</office:document-meta>
</file>